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12cm" fo:line-height="114%"/>
    </style:style>
    <style:style style:name="P2" style:family="paragraph" style:parent-style-name="Text_20_body">
      <style:paragraph-properties fo:margin-top="0cm" fo:margin-bottom="0.212cm" fo:line-height="114%"/>
    </style:style>
    <style:style style:name="P3" style:family="paragraph" style:parent-style-name="Text_20_body" style:list-style-name="L1">
      <style:paragraph-properties fo:margin-top="0cm" fo:margin-bottom="0.212cm" fo:line-height="114%"/>
    </style:style>
    <style:style style:name="P4" style:family="paragraph" style:parent-style-name="Text_20_body" style:list-style-name="L3">
      <style:paragraph-properties fo:margin-top="0cm" fo:margin-bottom="0.212cm" fo:line-height="114%"/>
    </style:style>
    <style:style style:name="P5" style:family="paragraph" style:parent-style-name="Text_20_body" style:list-style-name="L4">
      <style:paragraph-properties fo:margin-top="0cm" fo:margin-bottom="0.212cm" fo:line-height="114%"/>
    </style:style>
    <style:style style:name="P6" style:family="paragraph" style:parent-style-name="Text_20_body" style:list-style-name="L5">
      <style:paragraph-properties fo:margin-top="0cm" fo:margin-bottom="0.212cm" fo:line-height="114%"/>
    </style:style>
    <style:style style:name="P7" style:family="paragraph" style:parent-style-name="Text_20_body" style:list-style-name="L2">
      <style:paragraph-properties fo:margin-top="0cm" fo:margin-bottom="0.212cm" fo:line-height="114%"/>
      <style:text-properties style:font-name-asian="Google Sans Text"/>
    </style:style>
    <style:style style:name="P8" style:family="paragraph" style:parent-style-name="Text_20_body">
      <style:paragraph-properties fo:margin-top="0cm" fo:margin-bottom="0.212cm" fo:line-height="114%"/>
      <style:text-properties style:font-name="Google Sans Text"/>
    </style:style>
    <style:style style:name="P9" style:family="paragraph" style:parent-style-name="Heading_20_4">
      <style:paragraph-properties fo:margin-top="0cm" fo:margin-bottom="0.212cm" fo:line-height="114%"/>
      <style:text-properties style:font-name-asian="Google Sans"/>
    </style:style>
    <style:style style:name="P10" style:family="paragraph" style:parent-style-name="Heading_20_3">
      <style:paragraph-properties fo:margin-top="0cm" fo:margin-bottom="0.212cm" fo:line-height="114%"/>
    </style:style>
    <style:style style:name="P11" style:family="paragraph" style:parent-style-name="Preformatted_20_Text">
      <style:paragraph-properties fo:margin-top="0cm" fo:margin-bottom="0cm" fo:line-height="114%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-asian="Google Sans Text"/>
    </style:style>
    <style:style style:name="T4" style:family="text">
      <style:text-properties style:font-name-asian="Google Sans Text" style:font-weight-asian="bold"/>
    </style:style>
    <style:style style:name="T5" style:family="text">
      <style:text-properties style:font-weight-asian="bold"/>
    </style:style>
    <style:style style:name="T6" style:family="text">
      <style:text-properties style:font-name="Google Sans"/>
    </style:style>
    <style:style style:name="T7" style:family="text">
      <style:text-properties style:font-name-asian="Google San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ご提示いただいた </text:span><text:span text:style-name="T1">track </text:span><text:span text:style-name="T3">の難易度定義を拝見しました。</text:span></text:p>
      <text:p text:style-name="P2"><text:span text:style-name="T3">バンダイナムコスタジオの</text:span><text:span text:style-name="T1">C++</text:span><text:span text:style-name="T3">エンジニア職で</text:span><text:span text:style-name="T1">**</text:span><text:span text:style-name="T3">「上級」</text:span><text:span text:style-name="T4">が出題された場合、それは</text:span><text:span text:style-name="T3">「ゲーム開発の文脈における複雑性や計算機の効率的な使用」</text:span><text:span text:style-name="T1">**</text:span><text:span text:style-name="T3">を問うものになるでしょう。</text:span></text:p>
      <text:p text:style-name="P2"><text:span text:style-name="T3">純粋な競技プログラミングのような「高度な数理アルゴリズム」が出題される可能性もゼロではありませんが、それよりも</text:span><text:span text:style-name="T1">**</text:span><text:span text:style-name="T3">「ゲームエンジン</text:span><text:span text:style-name="T1">/</text:span><text:span text:style-name="T3">シミュレーション」</text:span><text:span text:style-name="T4">の専門知識と</text:span><text:span text:style-name="T2">C++</text:span><text:span text:style-name="T4">の深い理解を必要とする</text:span><text:span text:style-name="T3">「重実装」</text:span><text:span text:style-name="T4">や</text:span><text:span text:style-name="T3">「応用的なデータ構造」</text:span><text:span text:style-name="T1">**</text:span><text:span text:style-name="T3">が求められると想定されます。</text:span></text:p>
      <text:p text:style-name="P2"><text:span text:style-name="T3">これまでの議論を踏まえ、特に</text:span><text:span text:style-name="T1">**</text:span><text:span text:style-name="T3">「大規模なデータ」</text:span><text:span text:style-name="T4">と</text:span><text:span text:style-name="T3">「複雑性の高い操作を高速処理」</text:span><text:span text:style-name="T1">**</text:span><text:span text:style-name="T3">という上級の定義に合致する、ゲーム開発に特化した問題を</text:span><text:span text:style-name="T1">2</text:span><text:span text:style-name="T3">つ想定し、テストコード（解答例）と併せて提案します。</text:span></text:p>
      <text:p text:style-name="Horizontal_20_Line"/>
      <text:h text:style-name="P1" text:outline-level="2"><text:span text:style-name="T6">1. </text:span><text:span text:style-name="T7">衝突判定と空間分割の重実装（応用データ構造）</text:span></text:h>
      <text:h text:style-name="P10" text:outline-level="3"><text:span text:style-name="T6">? </text:span><text:span text:style-name="T7">想定される分野と難易度</text:span></text:h>
      <text:list xml:id="list2797932680672513045" text:style-name="L1">
        <text:list-item>
          <text:p text:style-name="P3"><text:span text:style-name="T4">分野</text:span><text:span text:style-name="T2">:</text:span><text:span text:style-name="T1"> </text:span><text:span text:style-name="T3">空間分割（</text:span><text:span text:style-name="T1">Quadtree/Octree</text:span><text:span text:style-name="T3">）、衝突判定、メモリ効率</text:span></text:p>
        </text:list-item>
        <text:list-item>
          <text:p text:style-name="P3"><text:span text:style-name="T2">track </text:span><text:span text:style-name="T4">難易度</text:span><text:span text:style-name="T2">:</text:span><text:span text:style-name="T1"> </text:span><text:span text:style-name="T3">上級（複雑性の高い操作、重実装）</text:span></text:p>
        </text:list-item>
        <text:list-item>
          <text:p text:style-name="P3"><text:span text:style-name="T4">問われる能力</text:span><text:span text:style-name="T2">:</text:span><text:span text:style-name="T1"> </text:span><text:span text:style-name="T3">大規模なゲーム世界で数千のオブジェクトの衝突判定を</text:span><text:span text:style-name="T4">高速</text:span><text:span text:style-name="T3">に行うための、</text:span><text:span text:style-name="T4">データ構造の設計と実装能力。</text:span></text:p>
        </text:list-item>
      </text:list>
      <text:h text:style-name="P10" text:outline-level="3"><text:span text:style-name="T6">? </text:span><text:span text:style-name="T7">想定問題：</text:span><text:span text:style-name="T6">Quadtree</text:span><text:span text:style-name="T7">（四分木）を用いた高速な範囲探索</text:span></text:h>
      <text:h text:style-name="P9" text:outline-level="4">問題概要</text:h>
      <text:p text:style-name="P2"><text:span text:style-name="T1">2D</text:span><text:span text:style-name="T3">の広大なフィールド（領域サイズ </text:span><text:span text:style-name="T1">$S \times S$</text:span><text:span text:style-name="T3">）にランダムに配置された</text:span><text:span text:style-name="T4">数千のユニット</text:span><text:span text:style-name="T3">（点または小さな矩形）が存在します。これらのユニット間の衝突判定の処理負荷を軽減するため、</text:span><text:span text:style-name="T1">**Quadtree</text:span><text:span text:style-name="T3">（四分木）</text:span><text:span text:style-name="T1">**</text:span><text:span text:style-name="T3">データ構造を実装してください。</text:span></text:p>
      <text:p text:style-name="P2"><text:span text:style-name="T3">以下の機能を満たす</text:span><text:span text:style-name="Source_20_Text"><text:span text:style-name="T1">Quadtree</text:span></text:span><text:span text:style-name="T3">クラスを実装し、指定された</text:span><text:span text:style-name="T1">**</text:span><text:span text:style-name="T3">検索範囲（</text:span><text:span text:style-name="T1">AABB: Axis-Aligned Bounding Box</text:span><text:span text:style-name="T3">）</text:span><text:span text:style-name="T1">**</text:span><text:span text:style-name="T3">内に存在するユニットを、</text:span><text:span text:style-name="T1">**</text:span><text:span text:style-name="T3">線形探索（</text:span><text:span text:style-name="T1">O(N)</text:span><text:span text:style-name="T3">）ではなく、高速に（</text:span><text:span text:style-name="T1">O(log N)</text:span><text:span text:style-name="T3">に近づけて）</text:span><text:span text:style-name="T1">**</text:span><text:span text:style-name="T3">抽出するメソッドを完成させてください。</text:span></text:p>
      <text:list xml:id="list3116523388397258982" text:style-name="L2">
        <text:list-item>
          <text:p text:style-name="P7">初期化時に最大深度と最大ノード容量を指定できること。</text:p>
        </text:list-item>
        <text:list-item>
          <text:p text:style-name="P7">ユニットの<text:span text:style-name="T5">挿入</text:span>（ノードへの追加）を再帰的に行うこと。</text:p>
        </text:list-item>
        <text:list-item>
          <text:p text:style-name="P7">特定の矩形範囲内にあるユニットを<text:span text:style-name="T5">高速に検索</text:span>し、リストで返すこと。</text:p>
        </text:list-item>
      </text:list>
      <text:p text:style-name="Horizontal_20_Line"/>
      <text:h text:style-name="P10" text:outline-level="3"><text:span text:style-name="T6">C++ </text:span><text:span text:style-name="T7">解答例（</text:span><text:span text:style-name="T6">Quadtree</text:span><text:span text:style-name="T7">の基礎実装）</text:span></text:h>
      <text:h text:style-name="P9" text:outline-level="4">構造の定義</text:h>
      <text:p text:style-name="P8">C++</text:p>
      <text:p text:style-name="P11"><text:span text:style-name="Source_20_Text"><text:span text:style-name="T1">#include &lt;iostream&gt;</text:span></text:span></text:p>
      <text:p text:style-name="P11"><text:span text:style-name="Source_20_Text"><text:span text:style-name="T1">#include &lt;vector&gt;</text:span></text:span></text:p>
      <text:p text:style-name="P11"><text:span text:style-name="Source_20_Text"><text:span text:style-name="T1">#include &lt;memory&gt; // unique_ptr for managed memory</text:span></text:span></text:p>
      <text:p text:style-name="P11"><text:span text:style-name="Source_20_Text"><text:span text:style-name="T1">#include &lt;algorithm&gt;</text:span></text:span></text:p>
      <text:p text:style-name="P11"/>
      <text:p text:style-name="P11"><text:span text:style-name="Source_20_Text"><text:span text:style-name="T1">// 2D</text:span></text:span><text:span text:style-name="Source_20_Text"><text:span text:style-name="T3">ポイント </text:span></text:span><text:span text:style-name="Source_20_Text"><text:span text:style-name="T1">(</text:span></text:span><text:span text:style-name="Source_20_Text"><text:span text:style-name="T3">ユニットの位置</text:span></text:span><text:span text:style-name="Source_20_Text"><text:span text:style-name="T1">)</text:span></text:span></text:p>
      <text:p text:style-name="P11"><text:soft-page-break/><text:span text:style-name="Source_20_Text"><text:span text:style-name="T1">struct Point {</text:span></text:span></text:p>
      <text:p text:style-name="P11"><text:span text:style-name="Source_20_Text"><text:s text:c="4"/></text:span><text:span text:style-name="Source_20_Text"><text:span text:style-name="T1">float x;</text:span></text:span></text:p>
      <text:p text:style-name="P11"><text:span text:style-name="Source_20_Text"><text:s text:c="4"/></text:span><text:span text:style-name="Source_20_Text"><text:span text:style-name="T1">float y;</text:span></text:span></text:p>
      <text:p text:style-name="P11"><text:span text:style-name="Source_20_Text"><text:span text:style-name="T1">};</text:span></text:span></text:p>
      <text:p text:style-name="P11"/>
      <text:p text:style-name="P11"><text:span text:style-name="Source_20_Text"><text:span text:style-name="T1">// </text:span></text:span><text:span text:style-name="Source_20_Text"><text:span text:style-name="T3">矩形 </text:span></text:span><text:span text:style-name="Source_20_Text"><text:span text:style-name="T1">(AABB) - </text:span></text:span><text:span text:style-name="Source_20_Text"><text:span text:style-name="T3">領域や検索範囲</text:span></text:span></text:p>
      <text:p text:style-name="P11"><text:span text:style-name="Source_20_Text"><text:span text:style-name="T1">struct AABB {</text:span></text:span></text:p>
      <text:p text:style-name="P11"><text:span text:style-name="Source_20_Text"><text:s text:c="4"/></text:span><text:span text:style-name="Source_20_Text"><text:span text:style-name="T1">float x; // </text:span></text:span><text:span text:style-name="Source_20_Text"><text:span text:style-name="T3">左下</text:span></text:span><text:span text:style-name="Source_20_Text"><text:span text:style-name="T1">X</text:span></text:span><text:span text:style-name="Source_20_Text"><text:span text:style-name="T3">座標</text:span></text:span></text:p>
      <text:p text:style-name="P11"><text:span text:style-name="Source_20_Text"><text:s text:c="4"/></text:span><text:span text:style-name="Source_20_Text"><text:span text:style-name="T1">float y; // </text:span></text:span><text:span text:style-name="Source_20_Text"><text:span text:style-name="T3">左下</text:span></text:span><text:span text:style-name="Source_20_Text"><text:span text:style-name="T1">Y</text:span></text:span><text:span text:style-name="Source_20_Text"><text:span text:style-name="T3">座標</text:span></text:span></text:p>
      <text:p text:style-name="P11"><text:span text:style-name="Source_20_Text"><text:s text:c="4"/></text:span><text:span text:style-name="Source_20_Text"><text:span text:style-name="T1">float width;</text:span></text:span></text:p>
      <text:p text:style-name="P11"><text:span text:style-name="Source_20_Text"><text:s text:c="4"/></text:span><text:span text:style-name="Source_20_Text"><text:span text:style-name="T1">float height;</text:span></text:span></text:p>
      <text:p text:style-name="P11"><text:span text:style-name="Source_20_Text"><text:s text:c="4"/></text:span></text:p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矩形がポイントを含むかチェック</text:span></text:span></text:p>
      <text:p text:style-name="P11"><text:span text:style-name="Source_20_Text"><text:s text:c="4"/></text:span><text:span text:style-name="Source_20_Text"><text:span text:style-name="T1">bool contains(const Point&amp; p) const {</text:span></text:span></text:p>
      <text:p text:style-name="P11"><text:span text:style-name="Source_20_Text"><text:s text:c="8"/></text:span><text:span text:style-name="Source_20_Text"><text:span text:style-name="T1">return p.x &gt;= x &amp;&amp; p.x &lt; x + width &amp;&amp;</text:span></text:span></text:p>
      <text:p text:style-name="P11"><text:span text:style-name="Source_20_Text"><text:s text:c="15"/></text:span><text:span text:style-name="Source_20_Text"><text:span text:style-name="T1">p.y &gt;= y &amp;&amp; p.y &lt; y + height;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><text:span text:style-name="Source_20_Text"><text:s text:c="4"/></text:span></text:p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矩形が他の矩形と交差するかチェック</text:span></text:span></text:p>
      <text:p text:style-name="P11"><text:span text:style-name="Source_20_Text"><text:s text:c="4"/></text:span><text:span text:style-name="Source_20_Text"><text:span text:style-name="T1">bool intersects(const AABB&amp; other) const {</text:span></text:span></text:p>
      <text:p text:style-name="P11"><text:span text:style-name="Source_20_Text"><text:s text:c="8"/></text:span><text:span text:style-name="Source_20_Text"><text:span text:style-name="T1">return x &lt; other.x + other.width &amp;&amp;</text:span></text:span></text:p>
      <text:p text:style-name="P11"><text:span text:style-name="Source_20_Text"><text:s text:c="15"/></text:span><text:span text:style-name="Source_20_Text"><text:span text:style-name="T1">x + width &gt; other.x &amp;&amp;</text:span></text:span></text:p>
      <text:p text:style-name="P11"><text:span text:style-name="Source_20_Text"><text:s text:c="15"/></text:span><text:span text:style-name="Source_20_Text"><text:span text:style-name="T1">y &lt; other.y + other.height &amp;&amp;</text:span></text:span></text:p>
      <text:p text:style-name="P11"><text:span text:style-name="Source_20_Text"><text:s text:c="15"/></text:span><text:span text:style-name="Source_20_Text"><text:span text:style-name="T1">y + height &gt; other.y;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><text:span text:style-name="Source_20_Text"><text:span text:style-name="T1">};</text:span></text:span></text:p>
      <text:p text:style-name="P11"/>
      <text:p text:style-name="P11"><text:span text:style-name="Source_20_Text"><text:span text:style-name="T1">class Quadtree {</text:span></text:span></text:p>
      <text:p text:style-name="P11"><text:span text:style-name="Source_20_Text"><text:span text:style-name="T1">private:</text:span></text:span></text:p>
      <text:p text:style-name="P11"><text:span text:style-name="Source_20_Text"><text:s text:c="4"/></text:span><text:span text:style-name="Source_20_Text"><text:span text:style-name="T1">AABB boundary;</text:span></text:span></text:p>
      <text:p text:style-name="P11"><text:span text:style-name="Source_20_Text"><text:s text:c="4"/></text:span><text:span text:style-name="Source_20_Text"><text:span text:style-name="T1">int capacity; // </text:span></text:span><text:span text:style-name="Source_20_Text"><text:span text:style-name="T3">このノードが保持できる最大ユニット数</text:span></text:span></text:p>
      <text:p text:style-name="P11"><text:span text:style-name="Source_20_Text"><text:s text:c="4"/></text:span><text:span text:style-name="Source_20_Text"><text:span text:style-name="T1">std::vector&lt;Point&gt; points;</text:span></text:span></text:p>
      <text:p text:style-name="P11"/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子ノード </text:span></text:span><text:span text:style-name="Source_20_Text"><text:span text:style-name="T1">(unique_ptr </text:span></text:span><text:span text:style-name="Source_20_Text"><text:span text:style-name="T3">でメモリ管理の正確性を示す</text:span></text:span><text:span text:style-name="Source_20_Text"><text:span text:style-name="T1">)</text:span></text:span></text:p>
      <text:p text:style-name="P11"><text:span text:style-name="Source_20_Text"><text:s text:c="4"/></text:span><text:span text:style-name="Source_20_Text"><text:span text:style-name="T1">std::unique_ptr&lt;Quadtree&gt; children[4]; </text:span></text:span></text:p>
      <text:p text:style-name="P11"><text:span text:style-name="Source_20_Text"><text:s text:c="4"/></text:span><text:span text:style-name="Source_20_Text"><text:span text:style-name="T1">bool divided = false;</text:span></text:span></text:p>
      <text:p text:style-name="P11"/>
      <text:p text:style-name="P11"><text:span text:style-name="Source_20_Text"><text:span text:style-name="T1">public:</text:span></text:span></text:p>
      <text:p text:style-name="P11"><text:span text:style-name="Source_20_Text"><text:s text:c="4"/></text:span><text:span text:style-name="Source_20_Text"><text:span text:style-name="T1">Quadtree(const AABB&amp; boundary, int capacity)</text:span></text:span></text:p>
      <text:p text:style-name="P11"><text:span text:style-name="Source_20_Text"><text:s text:c="8"/></text:span><text:span text:style-name="Source_20_Text"><text:span text:style-name="T1">: boundary(boundary), capacity(capacity) {}</text:span></text:span></text:p>
      <text:p text:style-name="P11"/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ノードを</text:span></text:span><text:span text:style-name="Source_20_Text"><text:span text:style-name="T1">4</text:span></text:span><text:span text:style-name="Source_20_Text"><text:span text:style-name="T3">つに分割</text:span></text:span></text:p>
      <text:p text:style-name="P11"><text:span text:style-name="Source_20_Text"><text:s text:c="4"/></text:span><text:span text:style-name="Source_20_Text"><text:span text:style-name="T1">void subdivide() {</text:span></text:span></text:p>
      <text:p text:style-name="P11"><text:span text:style-name="Source_20_Text"><text:s text:c="8"/></text:span><text:span text:style-name="Source_20_Text"><text:span text:style-name="T1">float subW = boundary.width / 2.0f;</text:span></text:span></text:p>
      <text:p text:style-name="P11"><text:span text:style-name="Source_20_Text"><text:s text:c="8"/></text:span><text:span text:style-name="Source_20_Text"><text:span text:style-name="T1">float subH = boundary.height / 2.0f;</text:span></text:span></text:p>
      <text:p text:style-name="P11"><text:span text:style-name="Source_20_Text"><text:s text:c="8"/></text:span><text:span text:style-name="Source_20_Text"><text:span text:style-name="T1">float x = boundary.x;</text:span></text:span></text:p>
      <text:p text:style-name="P11"><text:span text:style-name="Source_20_Text"><text:s text:c="8"/></text:span><text:span text:style-name="Source_20_Text"><text:span text:style-name="T1">float y = boundary.y;</text:span></text:span></text:p>
      <text:p text:style-name="P11"/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子ノードの境界を計算 </text:span></text:span><text:span text:style-name="Source_20_Text"><text:span text:style-name="T1">(0: SW, 1: SE, 2: NW, 3: NE)</text:span></text:span></text:p>
      <text:p text:style-name="P11"><text:soft-page-break/><text:span text:style-name="Source_20_Text"><text:s text:c="8"/></text:span><text:span text:style-name="Source_20_Text"><text:span text:style-name="T1">children[0] = std::make_unique&lt;Quadtree&gt;(AABB{x, y, subW, subH}, capacity);</text:span></text:span></text:p>
      <text:p text:style-name="P11"><text:span text:style-name="Source_20_Text"><text:s text:c="8"/></text:span><text:span text:style-name="Source_20_Text"><text:span text:style-name="T1">children[1] = std::make_unique&lt;Quadtree&gt;(AABB{x + subW, y, subW, subH}, capacity);</text:span></text:span></text:p>
      <text:p text:style-name="P11"><text:span text:style-name="Source_20_Text"><text:s text:c="8"/></text:span><text:span text:style-name="Source_20_Text"><text:span text:style-name="T1">children[2] = std::make_unique&lt;Quadtree&gt;(AABB{x, y + subH, subW, subH}, capacity);</text:span></text:span></text:p>
      <text:p text:style-name="P11"><text:span text:style-name="Source_20_Text"><text:s text:c="8"/></text:span><text:span text:style-name="Source_20_Text"><text:span text:style-name="T1">children[3] = std::make_unique&lt;Quadtree&gt;(AABB{x + subW, y + subH, subW, subH}, capacity);</text:span></text:span></text:p>
      <text:p text:style-name="P11"><text:span text:style-name="Source_20_Text"><text:s text:c="8"/></text:span></text:p>
      <text:p text:style-name="P11"><text:span text:style-name="Source_20_Text"><text:s text:c="8"/></text:span><text:span text:style-name="Source_20_Text"><text:span text:style-name="T1">divided = true;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/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ポイントを挿入する</text:span></text:span></text:p>
      <text:p text:style-name="P11"><text:span text:style-name="Source_20_Text"><text:s text:c="4"/></text:span><text:span text:style-name="Source_20_Text"><text:span text:style-name="T1">bool insert(const Point&amp; p) {</text:span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領域内に含まれない場合は挿入しない</text:span></text:span></text:p>
      <text:p text:style-name="P11"><text:span text:style-name="Source_20_Text"><text:s text:c="8"/></text:span><text:span text:style-name="Source_20_Text"><text:span text:style-name="T1">if (!boundary.contains(p)) {</text:span></text:span></text:p>
      <text:p text:style-name="P11"><text:span text:style-name="Source_20_Text"><text:s text:c="12"/></text:span><text:span text:style-name="Source_20_Text"><text:span text:style-name="T1">return false;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/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許容量未満で、まだ分割されていない場合、このノードに追加</text:span></text:span></text:p>
      <text:p text:style-name="P11"><text:span text:style-name="Source_20_Text"><text:s text:c="8"/></text:span><text:span text:style-name="Source_20_Text"><text:span text:style-name="T1">if (points.size() &lt; capacity &amp;&amp; !divided) {</text:span></text:span></text:p>
      <text:p text:style-name="P11"><text:span text:style-name="Source_20_Text"><text:s text:c="12"/></text:span><text:span text:style-name="Source_20_Text"><text:span text:style-name="T1">points.push_back(p);</text:span></text:span></text:p>
      <text:p text:style-name="P11"><text:span text:style-name="Source_20_Text"><text:s text:c="12"/></text:span><text:span text:style-name="Source_20_Text"><text:span text:style-name="T1">return true;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/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許容量を超えたら分割し、既存のポイントと新しいポイントを子ノードへ移動</text:span></text:span></text:p>
      <text:p text:style-name="P11"><text:span text:style-name="Source_20_Text"><text:s text:c="8"/></text:span><text:span text:style-name="Source_20_Text"><text:span text:style-name="T1">if (!divided) {</text:span></text:span></text:p>
      <text:p text:style-name="P11"><text:span text:style-name="Source_20_Text"><text:s text:c="12"/></text:span><text:span text:style-name="Source_20_Text"><text:span text:style-name="T1">subdivide();</text:span></text:span></text:p>
      <text:p text:style-name="P11"><text:span text:style-name="Source_20_Text"><text:s text:c="12"/></text:span><text:span text:style-name="Source_20_Text"><text:span text:style-name="T1">// </text:span></text:span><text:span text:style-name="Source_20_Text"><text:span text:style-name="T3">既存のポイントを子ノードへ移動</text:span></text:span></text:p>
      <text:p text:style-name="P11"><text:span text:style-name="Source_20_Text"><text:s text:c="12"/></text:span><text:span text:style-name="Source_20_Text"><text:span text:style-name="T1">for (const auto&amp; existingP : points) {</text:span></text:span></text:p>
      <text:p text:style-name="P11"><text:span text:style-name="Source_20_Text"><text:s text:c="16"/></text:span><text:span text:style-name="Source_20_Text"><text:span text:style-name="T1">for (int i = 0; i &lt; 4; ++i) {</text:span></text:span></text:p>
      <text:p text:style-name="P11"><text:span text:style-name="Source_20_Text"><text:s text:c="20"/></text:span><text:span text:style-name="Source_20_Text"><text:span text:style-name="T1">if (children[i]-&gt;insert(existingP)) break;</text:span></text:span></text:p>
      <text:p text:style-name="P11"><text:span text:style-name="Source_20_Text"><text:s text:c="16"/></text:span><text:span text:style-name="Source_20_Text"><text:span text:style-name="T1">}</text:span></text:span></text:p>
      <text:p text:style-name="P11"><text:span text:style-name="Source_20_Text"><text:s text:c="12"/></text:span><text:span text:style-name="Source_20_Text"><text:span text:style-name="T1">}</text:span></text:span></text:p>
      <text:p text:style-name="P11"><text:span text:style-name="Source_20_Text"><text:s text:c="12"/></text:span><text:span text:style-name="Source_20_Text"><text:span text:style-name="T1">points.clear(); // </text:span></text:span><text:span text:style-name="Source_20_Text"><text:span text:style-name="T3">親ノードのリストをクリア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/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新しいポイントを適切な子ノードへ再帰的に挿入</text:span></text:span></text:p>
      <text:p text:style-name="P11"><text:span text:style-name="Source_20_Text"><text:s text:c="8"/></text:span><text:span text:style-name="Source_20_Text"><text:span text:style-name="T1">for (int i = 0; i &lt; 4; ++i) {</text:span></text:span></text:p>
      <text:p text:style-name="P11"><text:span text:style-name="Source_20_Text"><text:s text:c="12"/></text:span><text:span text:style-name="Source_20_Text"><text:span text:style-name="T1">if (children[i]-&gt;insert(p)) {</text:span></text:span></text:p>
      <text:p text:style-name="P11"><text:span text:style-name="Source_20_Text"><text:s text:c="16"/></text:span><text:span text:style-name="Source_20_Text"><text:span text:style-name="T1">return true;</text:span></text:span></text:p>
      <text:p text:style-name="P11"><text:span text:style-name="Source_20_Text"><text:s text:c="12"/></text:span><text:span text:style-name="Source_20_Text"><text:span text:style-name="T1">}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><text:span text:style-name="Source_20_Text"><text:s text:c="8"/></text:span><text:span text:style-name="Source_20_Text"><text:span text:style-name="T1">return false; // </text:span></text:span><text:span text:style-name="Source_20_Text"><text:span text:style-name="T3">理論的にはここに到達しない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/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範囲内のポイントを検索する </text:span></text:span><text:span text:style-name="Source_20_Text"><text:span text:style-name="T1">(</text:span></text:span><text:span text:style-name="Source_20_Text"><text:span text:style-name="T3">高速性の鍵</text:span></text:span><text:span text:style-name="Source_20_Text"><text:span text:style-name="T1">)</text:span></text:span></text:p>
      <text:p text:style-name="P11"><text:span text:style-name="Source_20_Text"><text:s text:c="4"/></text:span><text:span text:style-name="Source_20_Text"><text:span text:style-name="T1">void queryRange(const AABB&amp; range, std::vector&lt;Point&gt;&amp; found) {</text:span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検索範囲がこのノードの領域と交差しない場合、即座に終了 </text:span></text:span><text:span text:style-name="Source_20_Text"><text:span text:style-name="T1">(</text:span></text:span><text:span text:style-name="Source_20_Text"><text:span text:style-name="T3">高速化</text:span></text:span><text:span text:style-name="Source_20_Text"><text:span text:style-name="T1">)</text:span></text:span></text:p>
      <text:p text:style-name="P11"><text:span text:style-name="Source_20_Text"><text:s text:c="8"/></text:span><text:span text:style-name="Source_20_Text"><text:span text:style-name="T1">if (!boundary.intersects(range)) {</text:span></text:span></text:p>
      <text:p text:style-name="P11"><text:span text:style-name="Source_20_Text"><text:s text:c="12"/></text:span><text:span text:style-name="Source_20_Text"><text:span text:style-name="T1">return;</text:span></text:span></text:p>
      <text:p text:style-name="P11"><text:soft-page-break/><text:span text:style-name="Source_20_Text"><text:s text:c="8"/></text:span><text:span text:style-name="Source_20_Text"><text:span text:style-name="T1">}</text:span></text:span></text:p>
      <text:p text:style-name="P11"/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このノードにポイントがある場合、検索範囲に含まれるかチェックして追加</text:span></text:span></text:p>
      <text:p text:style-name="P11"><text:span text:style-name="Source_20_Text"><text:s text:c="8"/></text:span><text:span text:style-name="Source_20_Text"><text:span text:style-name="T1">for (const auto&amp; p : points) {</text:span></text:span></text:p>
      <text:p text:style-name="P11"><text:span text:style-name="Source_20_Text"><text:s text:c="12"/></text:span><text:span text:style-name="Source_20_Text"><text:span text:style-name="T1">if (range.contains(p)) {</text:span></text:span></text:p>
      <text:p text:style-name="P11"><text:span text:style-name="Source_20_Text"><text:s text:c="16"/></text:span><text:span text:style-name="Source_20_Text"><text:span text:style-name="T1">found.push_back(p);</text:span></text:span></text:p>
      <text:p text:style-name="P11"><text:span text:style-name="Source_20_Text"><text:s text:c="12"/></text:span><text:span text:style-name="Source_20_Text"><text:span text:style-name="T1">}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/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分割されている場合、子ノードに対して再帰的に検索</text:span></text:span></text:p>
      <text:p text:style-name="P11"><text:span text:style-name="Source_20_Text"><text:s text:c="8"/></text:span><text:span text:style-name="Source_20_Text"><text:span text:style-name="T1">if (divided) {</text:span></text:span></text:p>
      <text:p text:style-name="P11"><text:span text:style-name="Source_20_Text"><text:s text:c="12"/></text:span><text:span text:style-name="Source_20_Text"><text:span text:style-name="T1">for (int i = 0; i &lt; 4; ++i) {</text:span></text:span></text:p>
      <text:p text:style-name="P11"><text:span text:style-name="Source_20_Text"><text:s text:c="16"/></text:span><text:span text:style-name="Source_20_Text"><text:span text:style-name="T1">children[i]-&gt;queryRange(range, found);</text:span></text:span></text:p>
      <text:p text:style-name="P11"><text:span text:style-name="Source_20_Text"><text:s text:c="12"/></text:span><text:span text:style-name="Source_20_Text"><text:span text:style-name="T1">}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><text:span text:style-name="Source_20_Text"><text:span text:style-name="T1">};</text:span></text:span></text:p>
      <text:p text:style-name="P11"><text:span text:style-name="Source_20_Text"><text:span text:style-name="T1">// </text:span></text:span></text:p>
      <text:p text:style-name="P11"/>
      <text:p text:style-name="P11"><text:span text:style-name="Source_20_Text"><text:span text:style-name="T1">void testQuadtree() {</text:span></text:span></text:p>
      <text:p text:style-name="P11"><text:span text:style-name="Source_20_Text"><text:s text:c="4"/></text:span><text:span text:style-name="Source_20_Text"><text:span text:style-name="T1">// 100x100</text:span></text:span><text:span text:style-name="Source_20_Text"><text:span text:style-name="T3">の領域、ノード容量は</text:span></text:span><text:span text:style-name="Source_20_Text"><text:span text:style-name="T1">4</text:span></text:span></text:p>
      <text:p text:style-name="P11"><text:span text:style-name="Source_20_Text"><text:s text:c="4"/></text:span><text:span text:style-name="Source_20_Text"><text:span text:style-name="T1">Quadtree qt(AABB{0, 0, 100, 100}, 4);</text:span></text:span></text:p>
      <text:p text:style-name="P11"><text:span text:style-name="Source_20_Text"><text:s text:c="4"/></text:span></text:p>
      <text:p text:style-name="P11"><text:span text:style-name="Source_20_Text"><text:s text:c="4"/></text:span><text:span text:style-name="Source_20_Text"><text:span text:style-name="T1">std::vector&lt;Point&gt; insertedPoints;</text:span></text:span></text:p>
      <text:p text:style-name="P11"><text:span text:style-name="Source_20_Text"><text:s text:c="4"/></text:span><text:span text:style-name="Source_20_Text"><text:span text:style-name="T1">// 20</text:span></text:span><text:span text:style-name="Source_20_Text"><text:span text:style-name="T3">個のポイントを挿入</text:span></text:span></text:p>
      <text:p text:style-name="P11"><text:span text:style-name="Source_20_Text"><text:s text:c="4"/></text:span><text:span text:style-name="Source_20_Text"><text:span text:style-name="T1">for (int i = 0; i &lt; 20; ++i) {</text:span></text:span></text:p>
      <text:p text:style-name="P11"><text:span text:style-name="Source_20_Text"><text:s text:c="8"/></text:span><text:span text:style-name="Source_20_Text"><text:span text:style-name="T1">Point p = {(float)(rand() % 100), (float)(rand() % 100)};</text:span></text:span></text:p>
      <text:p text:style-name="P11"><text:span text:style-name="Source_20_Text"><text:s text:c="8"/></text:span><text:span text:style-name="Source_20_Text"><text:span text:style-name="T1">qt.insert(p);</text:span></text:span></text:p>
      <text:p text:style-name="P11"><text:span text:style-name="Source_20_Text"><text:s text:c="8"/></text:span><text:span text:style-name="Source_20_Text"><text:span text:style-name="T1">insertedPoints.push_back(p);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><text:span text:style-name="Source_20_Text"><text:s text:c="4"/></text:span><text:span text:style-name="Source_20_Text"><text:span text:style-name="T1">std::cout &lt;&lt; "20</text:span></text:span><text:span text:style-name="Source_20_Text"><text:span text:style-name="T3">個のポイントを</text:span></text:span><text:span text:style-name="Source_20_Text"><text:span text:style-name="T1">Quadtree</text:span></text:span><text:span text:style-name="Source_20_Text"><text:span text:style-name="T3">に挿入しました。</text:span></text:span><text:span text:style-name="Source_20_Text"><text:span text:style-name="T1">" &lt;&lt; std::endl;</text:span></text:span></text:p>
      <text:p text:style-name="P11"/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検索範囲を定義 </text:span></text:span><text:span text:style-name="Source_20_Text"><text:span text:style-name="T1">(</text:span></text:span><text:span text:style-name="Source_20_Text"><text:span text:style-name="T3">中央付近の小さな領域</text:span></text:span><text:span text:style-name="Source_20_Text"><text:span text:style-name="T1">)</text:span></text:span></text:p>
      <text:p text:style-name="P11"><text:span text:style-name="Source_20_Text"><text:s text:c="4"/></text:span><text:span text:style-name="Source_20_Text"><text:span text:style-name="T1">AABB searchArea = {40, 40, 20, 20}; // x:40, y:40</text:span></text:span><text:span text:style-name="Source_20_Text"><text:span text:style-name="T3">から幅</text:span></text:span><text:span text:style-name="Source_20_Text"><text:span text:style-name="T1">20, </text:span></text:span><text:span text:style-name="Source_20_Text"><text:span text:style-name="T3">高さ</text:span></text:span><text:span text:style-name="Source_20_Text"><text:span text:style-name="T1">20</text:span></text:span></text:p>
      <text:p text:style-name="P11"><text:span text:style-name="Source_20_Text"><text:s text:c="4"/></text:span><text:span text:style-name="Source_20_Text"><text:span text:style-name="T1">std::vector&lt;Point&gt; results;</text:span></text:span></text:p>
      <text:p text:style-name="P11"><text:span text:style-name="Source_20_Text"><text:s text:c="4"/></text:span></text:p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クエリ実行</text:span></text:span></text:p>
      <text:p text:style-name="P11"><text:span text:style-name="Source_20_Text"><text:s text:c="4"/></text:span><text:span text:style-name="Source_20_Text"><text:span text:style-name="T1">qt.queryRange(searchArea, results);</text:span></text:span></text:p>
      <text:p text:style-name="P11"/>
      <text:p text:style-name="P11"><text:span text:style-name="Source_20_Text"><text:s text:c="4"/></text:span><text:span text:style-name="Source_20_Text"><text:span text:style-name="T1">std::cout &lt;&lt; "</text:span></text:span><text:span text:style-name="Source_20_Text"><text:span text:style-name="T3">検索範囲 </text:span></text:span><text:span text:style-name="Source_20_Text"><text:span text:style-name="T1">AABB(40,40,20,20) </text:span></text:span><text:span text:style-name="Source_20_Text"><text:span text:style-name="T3">内に見つかったポイント数</text:span></text:span><text:span text:style-name="Source_20_Text"><text:span text:style-name="T1">: " &lt;&lt; results.size() &lt;&lt; std::endl;</text:span></text:span></text:p>
      <text:p text:style-name="P11"><text:span text:style-name="Source_20_Text"><text:s text:c="4"/></text:span><text:span text:style-name="Source_20_Text"><text:span text:style-name="T1">// ... </text:span></text:span><text:span text:style-name="Source_20_Text"><text:span text:style-name="T3">結果の表示 </text:span></text:span><text:span text:style-name="Source_20_Text"><text:span text:style-name="T1">...</text:span></text:span></text:p>
      <text:p text:style-name="P11"><text:span text:style-name="Source_20_Text"><text:span text:style-name="T1">}</text:span></text:span></text:p>
      <text:p text:style-name="P11"/>
      <text:p text:style-name="P11"><text:span text:style-name="Source_20_Text"><text:span text:style-name="T1">// int main() {</text:span></text:span></text:p>
      <text:p text:style-name="P11"><text:span text:style-name="Source_20_Text"><text:span text:style-name="T1">// <text:s text:c="4"/>srand(time(0));</text:span></text:span></text:p>
      <text:p text:style-name="P11"><text:span text:style-name="Source_20_Text"><text:span text:style-name="T1">// <text:s text:c="4"/>testQuadtree();</text:span></text:span></text:p>
      <text:p text:style-name="P11"><text:span text:style-name="Source_20_Text"><text:span text:style-name="T1">// <text:s text:c="4"/>return 0;</text:span></text:span></text:p>
      <text:p text:style-name="P11"><text:span text:style-name="Source_20_Text"><text:span text:style-name="T1">// }</text:span></text:span></text:p>
      <text:p text:style-name="Horizontal_20_Line"/>
      <text:h text:style-name="P1" text:outline-level="2"><text:soft-page-break/><text:span text:style-name="T6">2. </text:span><text:span text:style-name="T7">複雑な状態遷移を持つ</text:span><text:span text:style-name="T6">AI</text:span><text:span text:style-name="T7">システムの設計と制御（重実装・数理的発想）</text:span></text:h>
      <text:h text:style-name="P10" text:outline-level="3"><text:span text:style-name="T6">? </text:span><text:span text:style-name="T7">想定される分野と難易度</text:span></text:h>
      <text:list xml:id="list7785604197252068987" text:style-name="L3">
        <text:list-item>
          <text:p text:style-name="P4"><text:span text:style-name="T4">分野</text:span><text:span text:style-name="T2">:</text:span><text:span text:style-name="T1"> </text:span><text:span text:style-name="T3">複雑な有限状態機械（</text:span><text:span text:style-name="T1">FSM</text:span><text:span text:style-name="T3">）とタイマー制御、遷移条件の優先度</text:span></text:p>
        </text:list-item>
        <text:list-item>
          <text:p text:style-name="P4"><text:span text:style-name="T2">track </text:span><text:span text:style-name="T4">難易度</text:span><text:span text:style-name="T2">:</text:span><text:span text:style-name="T1"> </text:span><text:span text:style-name="T3">上級（複雑性の高い操作、計算機の処理を効率的に使用）</text:span></text:p>
        </text:list-item>
        <text:list-item>
          <text:p text:style-name="P4"><text:span text:style-name="T4">問われる能力</text:span><text:span text:style-name="T2">:</text:span><text:span text:style-name="T1"> </text:span><text:span text:style-name="T3">複数のトリガーと制約（クールダウン、範囲、</text:span><text:span text:style-name="T1">HP</text:span><text:span text:style-name="T3">など）に基づき、</text:span><text:span text:style-name="T4">論理的に破綻しない</text:span><text:span text:style-name="T3">複雑な</text:span><text:span text:style-name="T1">AI</text:span><text:span text:style-name="T3">の行動ロジックを</text:span><text:span text:style-name="T4">オブジェクト指向的に</text:span><text:span text:style-name="T3">実装する能力。</text:span></text:p>
        </text:list-item>
      </text:list>
      <text:h text:style-name="P10" text:outline-level="3"><text:span text:style-name="T6">? </text:span><text:span text:style-name="T7">想定問題：タワーディフェンスにおける複数攻撃モード</text:span><text:span text:style-name="T6">AI</text:span></text:h>
      <text:h text:style-name="P9" text:outline-level="4">問題概要</text:h>
      <text:p text:style-name="P2"><text:span text:style-name="T3">タワーディフェンスゲームにおける防衛タワーユニットの</text:span><text:span text:style-name="T1">AI</text:span><text:span text:style-name="T3">ロジックを実装してください。このタワーは、以下の複数の状態とトリガーを持ちます。</text:span></text:p>
      <text:list xml:id="list2237075091534113569" text:style-name="L4">
        <text:list-item>
          <text:p text:style-name="P5"><text:span text:style-name="T2">IDLE</text:span><text:span text:style-name="T4">（待機）</text:span><text:span text:style-name="T2">:</text:span><text:span text:style-name="T1"> </text:span><text:span text:style-name="T3">ターゲットを探す。</text:span></text:p>
        </text:list-item>
        <text:list-item>
          <text:p text:style-name="P5"><text:span text:style-name="T2">TARGETING</text:span><text:span text:style-name="T4">（照準）</text:span><text:span text:style-name="T2">:</text:span><text:span text:style-name="T1"> </text:span><text:span text:style-name="T3">ターゲットに照準を合わせる（クールダウンあり）。</text:span></text:p>
        </text:list-item>
        <text:list-item>
          <text:p text:style-name="P5"><text:span text:style-name="T2">ATTACKING</text:span><text:span text:style-name="T4">（攻撃）</text:span><text:span text:style-name="T2">:</text:span><text:span text:style-name="T1"> </text:span><text:span text:style-name="T3">攻撃アクション中。</text:span></text:p>
        </text:list-item>
        <text:list-item>
          <text:p text:style-name="P5"><text:span text:style-name="T2">RELOAD</text:span><text:span text:style-name="T4">（リロード）</text:span><text:span text:style-name="T2">:</text:span><text:span text:style-name="T1"> </text:span><text:span text:style-name="T3">リロードクールダウン中。</text:span></text:p>
        </text:list-item>
      </text:list>
      <text:p text:style-name="P2"><text:span text:style-name="T4">優先度</text:span><text:span text:style-name="T3">に基づき、以下の条件を満たすように状態を遷移させる</text:span><text:span text:style-name="Source_20_Text"><text:span text:style-name="T1">TowerAI</text:span></text:span><text:span text:style-name="T3">クラスを完成させてください。</text:span></text:p>
      <text:list xml:id="list3559459841323132051" text:style-name="L5">
        <text:list-item>
          <text:p text:style-name="P6"><text:span text:style-name="T4">最優先</text:span><text:span text:style-name="T2">:</text:span><text:span text:style-name="T1"> </text:span><text:span text:style-name="T3">リロード中は他の状態に遷移できない。</text:span></text:p>
        </text:list-item>
        <text:list-item>
          <text:p text:style-name="P6"><text:span text:style-name="T4">ターゲティング</text:span><text:span text:style-name="T2">:</text:span><text:span text:style-name="T1"> </text:span><text:span text:style-name="T3">攻撃範囲に入った</text:span><text:span text:style-name="T4">最も近い敵</text:span><text:span text:style-name="T3">をターゲットとし、ターゲティングクールダウンが完了していれば</text:span><text:span text:style-name="Source_20_Text"><text:span text:style-name="T1">ATTACKING</text:span></text:span><text:span text:style-name="T3">に遷移する。</text:span></text:p>
        </text:list-item>
        <text:list-item>
          <text:p text:style-name="P6"><text:span text:style-name="T4">攻撃</text:span><text:span text:style-name="T2">:</text:span><text:span text:style-name="T1"> </text:span><text:span text:style-name="T3">攻撃アクションが完了したら、すぐに</text:span><text:span text:style-name="Source_20_Text"><text:span text:style-name="T1">RELOAD</text:span></text:span><text:span text:style-name="T3">に遷移する。</text:span></text:p>
        </text:list-item>
      </text:list>
      <text:p text:style-name="Horizontal_20_Line"/>
      <text:h text:style-name="P10" text:outline-level="3"><text:span text:style-name="T6">C++ </text:span><text:span text:style-name="T7">解答例（複雑な</text:span><text:span text:style-name="T6">FSM</text:span><text:span text:style-name="T7">とタイマー制御）</text:span></text:h>
      <text:h text:style-name="P9" text:outline-level="4">構造の定義</text:h>
      <text:p text:style-name="P8">C++</text:p>
      <text:p text:style-name="P11"><text:span text:style-name="Source_20_Text"><text:span text:style-name="T1">#include &lt;iostream&gt;</text:span></text:span></text:p>
      <text:p text:style-name="P11"><text:span text:style-name="Source_20_Text"><text:span text:style-name="T1">#include &lt;map&gt;</text:span></text:span></text:p>
      <text:p text:style-name="P11"><text:span text:style-name="Source_20_Text"><text:span text:style-name="T1">#include &lt;functional&gt; // std::function</text:span></text:span></text:p>
      <text:p text:style-name="P11"/>
      <text:p text:style-name="P11"><text:span text:style-name="Source_20_Text"><text:span text:style-name="T1">// </text:span></text:span><text:span text:style-name="Source_20_Text"><text:span text:style-name="T3">敵の位置やターゲット距離などを管理する簡単な構造 </text:span></text:span><text:span text:style-name="Source_20_Text"><text:span text:style-name="T1">(</text:span></text:span><text:span text:style-name="Source_20_Text"><text:span text:style-name="T3">詳細は省略</text:span></text:span><text:span text:style-name="Source_20_Text"><text:span text:style-name="T1">)</text:span></text:span></text:p>
      <text:p text:style-name="P11"><text:span text:style-name="Source_20_Text"><text:span text:style-name="T1">struct TargetInfo {</text:span></text:span></text:p>
      <text:p text:style-name="P11"><text:span text:style-name="Source_20_Text"><text:s text:c="4"/></text:span><text:span text:style-name="Source_20_Text"><text:span text:style-name="T1">float distance = 100.0f; // </text:span></text:span><text:span text:style-name="Source_20_Text"><text:span text:style-name="T3">ターゲットまでの距離</text:span></text:span></text:p>
      <text:p text:style-name="P11"><text:span text:style-name="Source_20_Text"><text:s text:c="4"/></text:span><text:span text:style-name="Source_20_Text"><text:span text:style-name="T1">bool inRange = false; <text:s text:c="3"/>// </text:span></text:span><text:span text:style-name="Source_20_Text"><text:span text:style-name="T3">攻撃範囲内か</text:span></text:span></text:p>
      <text:p text:style-name="P11"><text:span text:style-name="Source_20_Text"><text:span text:style-name="T1">};</text:span></text:span></text:p>
      <text:p text:style-name="P11"/>
      <text:p text:style-name="P11"><text:span text:style-name="Source_20_Text"><text:span text:style-name="T1">enum class TowerState {</text:span></text:span></text:p>
      <text:p text:style-name="P11"><text:span text:style-name="Source_20_Text"><text:s text:c="4"/></text:span><text:span text:style-name="Source_20_Text"><text:span text:style-name="T1">IDLE,</text:span></text:span></text:p>
      <text:p text:style-name="P11"><text:span text:style-name="Source_20_Text"><text:s text:c="4"/></text:span><text:span text:style-name="Source_20_Text"><text:span text:style-name="T1">TARGETING,</text:span></text:span></text:p>
      <text:p text:style-name="P11"><text:soft-page-break/><text:span text:style-name="Source_20_Text"><text:s text:c="4"/></text:span><text:span text:style-name="Source_20_Text"><text:span text:style-name="T1">ATTACKING,</text:span></text:span></text:p>
      <text:p text:style-name="P11"><text:span text:style-name="Source_20_Text"><text:s text:c="4"/></text:span><text:span text:style-name="Source_20_Text"><text:span text:style-name="T1">RELOAD</text:span></text:span></text:p>
      <text:p text:style-name="P11"><text:span text:style-name="Source_20_Text"><text:span text:style-name="T1">};</text:span></text:span></text:p>
      <text:p text:style-name="P11"/>
      <text:p text:style-name="P11"><text:span text:style-name="Source_20_Text"><text:span text:style-name="T1">class TowerAI {</text:span></text:span></text:p>
      <text:p text:style-name="P11"><text:span text:style-name="Source_20_Text"><text:span text:style-name="T1">private:</text:span></text:span></text:p>
      <text:p text:style-name="P11"><text:span text:style-name="Source_20_Text"><text:s text:c="4"/></text:span><text:span text:style-name="Source_20_Text"><text:span text:style-name="T1">TowerState currentState = TowerState::IDLE;</text:span></text:span></text:p>
      <text:p text:style-name="P11"><text:span text:style-name="Source_20_Text"><text:s text:c="4"/></text:span><text:span text:style-name="Source_20_Text"><text:span text:style-name="T1">TargetInfo target; // </text:span></text:span><text:span text:style-name="Source_20_Text"><text:span text:style-name="T3">ターゲット情報</text:span></text:span></text:p>
      <text:p text:style-name="P11"/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タイマー管理</text:span></text:span></text:p>
      <text:p text:style-name="P11"><text:span text:style-name="Source_20_Text"><text:s text:c="4"/></text:span><text:span text:style-name="Source_20_Text"><text:span text:style-name="T1">float reloadTimer = 0.0f;</text:span></text:span></text:p>
      <text:p text:style-name="P11"><text:span text:style-name="Source_20_Text"><text:s text:c="4"/></text:span><text:span text:style-name="Source_20_Text"><text:span text:style-name="T1">float targetingTimer = 0.0f;</text:span></text:span></text:p>
      <text:p text:style-name="P11"><text:span text:style-name="Source_20_Text"><text:s text:c="4"/></text:span><text:span text:style-name="Source_20_Text"><text:span text:style-name="T1">const float RELOAD_TIME = 2.0f; <text:s text:c="4"/>// </text:span></text:span><text:span text:style-name="Source_20_Text"><text:span text:style-name="T3">リロード時間</text:span></text:span></text:p>
      <text:p text:style-name="P11"><text:span text:style-name="Source_20_Text"><text:s text:c="4"/></text:span><text:span text:style-name="Source_20_Text"><text:span text:style-name="T1">const float TARGETING_TIME = 0.5f; // </text:span></text:span><text:span text:style-name="Source_20_Text"><text:span text:style-name="T3">ターゲティング時間</text:span></text:span></text:p>
      <text:p text:style-name="P11"><text:span text:style-name="Source_20_Text"><text:s text:c="4"/></text:span></text:p>
      <text:p text:style-name="P11"><text:span text:style-name="Source_20_Text"><text:s text:c="4"/></text:span><text:span text:style-name="Source_20_Text"><text:span text:style-name="T1">// </text:span></text:span><text:span text:style-name="Source_20_Text"><text:span text:style-name="T3">状態ごとの処理関数を格納するマップ </text:span></text:span><text:span text:style-name="Source_20_Text"><text:span text:style-name="T1">(</text:span></text:span><text:span text:style-name="Source_20_Text"><text:span text:style-name="T3">関数ポインタや</text:span></text:span><text:span text:style-name="Source_20_Text"><text:span text:style-name="T1">std::function</text:span></text:span><text:span text:style-name="Source_20_Text"><text:span text:style-name="T3">で実現</text:span></text:span><text:span text:style-name="Source_20_Text"><text:span text:style-name="T1">)</text:span></text:span></text:p>
      <text:p text:style-name="P11"><text:span text:style-name="Source_20_Text"><text:s text:c="4"/></text:span><text:span text:style-name="Source_20_Text"><text:span text:style-name="T1">using StateHandler = std::function&lt;void(float)&gt;;</text:span></text:span></text:p>
      <text:p text:style-name="P11"><text:span text:style-name="Source_20_Text"><text:s text:c="4"/></text:span><text:span text:style-name="Source_20_Text"><text:span text:style-name="T1">std::map&lt;TowerState, StateHandler&gt; handlers;</text:span></text:span></text:p>
      <text:p text:style-name="P11"/>
      <text:p text:style-name="P11"><text:span text:style-name="Source_20_Text"><text:span text:style-name="T1">public:</text:span></text:span></text:p>
      <text:p text:style-name="P11"><text:span text:style-name="Source_20_Text"><text:s text:c="4"/></text:span><text:span text:style-name="Source_20_Text"><text:span text:style-name="T1">TowerAI() {</text:span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状態ハンドラを初期化</text:span></text:span></text:p>
      <text:p text:style-name="P11"><text:span text:style-name="Source_20_Text"><text:s text:c="8"/></text:span><text:span text:style-name="Source_20_Text"><text:span text:style-name="T1">handlers[TowerState::IDLE] = [this](float dt){ handleIdle(dt); };</text:span></text:span></text:p>
      <text:p text:style-name="P11"><text:span text:style-name="Source_20_Text"><text:s text:c="8"/></text:span><text:span text:style-name="Source_20_Text"><text:span text:style-name="T1">handlers[TowerState::TARGETING] = [this](float dt){ handleTargeting(dt); };</text:span></text:span></text:p>
      <text:p text:style-name="P11"><text:span text:style-name="Source_20_Text"><text:s text:c="8"/></text:span><text:span text:style-name="Source_20_Text"><text:span text:style-name="T1">handlers[TowerState::ATTACKING] = [this](float dt){ handleAttacking(dt); };</text:span></text:span></text:p>
      <text:p text:style-name="P11"><text:span text:style-name="Source_20_Text"><text:s text:c="8"/></text:span><text:span text:style-name="Source_20_Text"><text:span text:style-name="T1">handlers[TowerState::RELOAD] = [this](float dt){ handleReload(dt); };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/>
      <text:p text:style-name="P11"><text:span text:style-name="Source_20_Text"><text:s text:c="4"/></text:span><text:span text:style-name="Source_20_Text"><text:span text:style-name="T1">void update(float deltaTime, const TargetInfo&amp; currentTarget) {</text:span></text:span></text:p>
      <text:p text:style-name="P11"><text:span text:style-name="Source_20_Text"><text:s text:c="8"/></text:span><text:span text:style-name="Source_20_Text"><text:span text:style-name="T1">target = currentTarget; // </text:span></text:span><text:span text:style-name="Source_20_Text"><text:span text:style-name="T3">ターゲット情報を更新</text:span></text:span></text:p>
      <text:p text:style-name="P11"><text:span text:style-name="Source_20_Text"><text:s text:c="8"/></text:span></text:p>
      <text:p text:style-name="P11"><text:span text:style-name="Source_20_Text"><text:s text:c="8"/></text:span><text:span text:style-name="Source_20_Text"><text:span text:style-name="T1">// **</text:span></text:span><text:span text:style-name="Source_20_Text"><text:span text:style-name="T3">最優先の制約チェック</text:span></text:span><text:span text:style-name="Source_20_Text"><text:span text:style-name="T1">:** </text:span></text:span><text:span text:style-name="Source_20_Text"><text:span text:style-name="T3">リロード状態の継続判定</text:span></text:span></text:p>
      <text:p text:style-name="P11"><text:span text:style-name="Source_20_Text"><text:s text:c="8"/></text:span><text:span text:style-name="Source_20_Text"><text:span text:style-name="T1">if (currentState == TowerState::RELOAD) {</text:span></text:span></text:p>
      <text:p text:style-name="P11"><text:span text:style-name="Source_20_Text"><text:s text:c="12"/></text:span><text:span text:style-name="Source_20_Text"><text:span text:style-name="T1">handleReload(deltaTime); // </text:span></text:span><text:span text:style-name="Source_20_Text"><text:span text:style-name="T3">リロード中の処理は常に実行</text:span></text:span></text:p>
      <text:p text:style-name="P11"><text:span text:style-name="Source_20_Text"><text:s text:c="12"/></text:span><text:span text:style-name="Source_20_Text"><text:span text:style-name="T1">return; // </text:span></text:span><text:span text:style-name="Source_20_Text"><text:span text:style-name="T3">他の遷移は許可しない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/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現在の状態に応じた処理を実行</text:span></text:span></text:p>
      <text:p text:style-name="P11"><text:span text:style-name="Source_20_Text"><text:s text:c="8"/></text:span><text:span text:style-name="Source_20_Text"><text:span text:style-name="T1">if (handlers.count(currentState)) {</text:span></text:span></text:p>
      <text:p text:style-name="P11"><text:span text:style-name="Source_20_Text"><text:s text:c="12"/></text:span><text:span text:style-name="Source_20_Text"><text:span text:style-name="T1">handlers.at(currentState)(deltaTime);</text:span></text:span></text:p>
      <text:p text:style-name="P11"><text:span text:style-name="Source_20_Text"><text:s text:c="8"/></text:span><text:span text:style-name="Source_20_Text"><text:span text:style-name="T1">} else {</text:span></text:span></text:p>
      <text:p text:style-name="P11"><text:span text:style-name="Source_20_Text"><text:s text:c="12"/></text:span><text:span text:style-name="Source_20_Text"><text:span text:style-name="T1">// </text:span></text:span><text:span text:style-name="Source_20_Text"><text:span text:style-name="T3">エラー処理、デフォルトで</text:span></text:span><text:span text:style-name="Source_20_Text"><text:span text:style-name="T1">IDLE</text:span></text:span><text:span text:style-name="Source_20_Text"><text:span text:style-name="T3">に戻す</text:span></text:span></text:p>
      <text:p text:style-name="P11"><text:span text:style-name="Source_20_Text"><text:s text:c="12"/></text:span><text:span text:style-name="Source_20_Text"><text:span text:style-name="T1">changeState(TowerState::IDLE); 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/>
      <text:p text:style-name="P11"><text:span text:style-name="Source_20_Text"><text:s text:c="4"/></text:span><text:span text:style-name="Source_20_Text"><text:span text:style-name="T1">void changeState(TowerState newState) {</text:span></text:span></text:p>
      <text:p text:style-name="P11"><text:span text:style-name="Source_20_Text"><text:s text:c="8"/></text:span><text:span text:style-name="Source_20_Text"><text:span text:style-name="T1">if (currentState == newState) return;</text:span></text:span></text:p>
      <text:p text:style-name="P11"><text:soft-page-break/></text:p>
      <text:p text:style-name="P11"><text:span text:style-name="Source_20_Text"><text:s text:c="8"/></text:span><text:span text:style-name="Source_20_Text"><text:span text:style-name="T1">std::cout &lt;&lt; "[FSM] Transition: " &lt;&lt; stateToString(currentState) </text:span></text:span></text:p>
      <text:p text:style-name="P11"><text:span text:style-name="Source_20_Text"><text:s text:c="18"/></text:span><text:span text:style-name="Source_20_Text"><text:span text:style-name="T1">&lt;&lt; " -&gt; " &lt;&lt; stateToString(newState) &lt;&lt; std::endl;</text:span></text:span></text:p>
      <text:p text:style-name="P11"><text:span text:style-name="Source_20_Text"><text:s text:c="8"/></text:span><text:span text:style-name="Source_20_Text"><text:span text:style-name="T1">currentState = newState;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/>
      <text:p text:style-name="P11"><text:span text:style-name="Source_20_Text"><text:span text:style-name="T1">private:</text:span></text:span></text:p>
      <text:p text:style-name="P11"><text:span text:style-name="Source_20_Text"><text:s text:c="4"/></text:span><text:span text:style-name="Source_20_Text"><text:span text:style-name="T1">void handleIdle(float dt) {</text:span></text:span></text:p>
      <text:p text:style-name="P11"><text:span text:style-name="Source_20_Text"><text:s text:c="8"/></text:span><text:span text:style-name="Source_20_Text"><text:span text:style-name="T1">std::cout &lt;&lt; "IDLE: Searching for target..." &lt;&lt; std::endl;</text:span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ターゲットが範囲に入ったらターゲティングへ</text:span></text:span></text:p>
      <text:p text:style-name="P11"><text:span text:style-name="Source_20_Text"><text:s text:c="8"/></text:span><text:span text:style-name="Source_20_Text"><text:span text:style-name="T1">if (target.inRange) {</text:span></text:span></text:p>
      <text:p text:style-name="P11"><text:span text:style-name="Source_20_Text"><text:s text:c="12"/></text:span><text:span text:style-name="Source_20_Text"><text:span text:style-name="T1">changeState(TowerState::TARGETING);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/>
      <text:p text:style-name="P11"><text:span text:style-name="Source_20_Text"><text:s text:c="4"/></text:span><text:span text:style-name="Source_20_Text"><text:span text:style-name="T1">void handleTargeting(float dt) {</text:span></text:span></text:p>
      <text:p text:style-name="P11"><text:span text:style-name="Source_20_Text"><text:s text:c="8"/></text:span><text:span text:style-name="Source_20_Text"><text:span text:style-name="T1">targetingTimer += dt;</text:span></text:span></text:p>
      <text:p text:style-name="P11"><text:span text:style-name="Source_20_Text"><text:s text:c="8"/></text:span><text:span text:style-name="Source_20_Text"><text:span text:style-name="T1">std::cout &lt;&lt; "TARGETING: Aligning aim... (" &lt;&lt; targetingTimer &lt;&lt; "s)" &lt;&lt; std::endl;</text:span></text:span></text:p>
      <text:p text:style-name="P11"><text:span text:style-name="Source_20_Text"><text:s text:c="8"/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ターゲティング時間が経過したら攻撃へ</text:span></text:span></text:p>
      <text:p text:style-name="P11"><text:span text:style-name="Source_20_Text"><text:s text:c="8"/></text:span><text:span text:style-name="Source_20_Text"><text:span text:style-name="T1">if (targetingTimer &gt;= TARGETING_TIME) {</text:span></text:span></text:p>
      <text:p text:style-name="P11"><text:span text:style-name="Source_20_Text"><text:s text:c="12"/></text:span><text:span text:style-name="Source_20_Text"><text:span text:style-name="T1">changeState(TowerState::ATTACKING);</text:span></text:span></text:p>
      <text:p text:style-name="P11"><text:span text:style-name="Source_20_Text"><text:s text:c="8"/></text:span><text:span text:style-name="Source_20_Text"><text:span text:style-name="T1">} </text:span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ターゲットが範囲外に出たら</text:span></text:span><text:span text:style-name="Source_20_Text"><text:span text:style-name="T1">IDLE</text:span></text:span><text:span text:style-name="Source_20_Text"><text:span text:style-name="T3">に戻る</text:span></text:span></text:p>
      <text:p text:style-name="P11"><text:span text:style-name="Source_20_Text"><text:s text:c="8"/></text:span><text:span text:style-name="Source_20_Text"><text:span text:style-name="T1">else if (!target.inRange) {</text:span></text:span></text:p>
      <text:p text:style-name="P11"><text:span text:style-name="Source_20_Text"><text:s text:c="12"/></text:span><text:span text:style-name="Source_20_Text"><text:span text:style-name="T1">changeState(TowerState::IDLE);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/>
      <text:p text:style-name="P11"><text:span text:style-name="Source_20_Text"><text:s text:c="4"/></text:span><text:span text:style-name="Source_20_Text"><text:span text:style-name="T1">void handleAttacking(float dt) {</text:span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攻撃処理（このフレームで攻撃が完了したと仮定）</text:span></text:span></text:p>
      <text:p text:style-name="P11"><text:span text:style-name="Source_20_Text"><text:s text:c="8"/></text:span><text:span text:style-name="Source_20_Text"><text:span text:style-name="T1">std::cout &lt;&lt; "ATTACKING: Fire!" &lt;&lt; std::endl;</text:span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攻撃完了後、リロードへ</text:span></text:span></text:p>
      <text:p text:style-name="P11"><text:span text:style-name="Source_20_Text"><text:s text:c="8"/></text:span><text:span text:style-name="Source_20_Text"><text:span text:style-name="T1">changeState(TowerState::RELOAD);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/>
      <text:p text:style-name="P11"><text:span text:style-name="Source_20_Text"><text:s text:c="4"/></text:span><text:span text:style-name="Source_20_Text"><text:span text:style-name="T1">void handleReload(float dt) {</text:span></text:span></text:p>
      <text:p text:style-name="P11"><text:span text:style-name="Source_20_Text"><text:s text:c="8"/></text:span><text:span text:style-name="Source_20_Text"><text:span text:style-name="T1">reloadTimer += dt;</text:span></text:span></text:p>
      <text:p text:style-name="P11"><text:span text:style-name="Source_20_Text"><text:s text:c="8"/></text:span><text:span text:style-name="Source_20_Text"><text:span text:style-name="T1">std::cout &lt;&lt; "RELOAD: Cooldown... (" &lt;&lt; reloadTimer &lt;&lt; "s)" &lt;&lt; std::endl;</text:span></text:span></text:p>
      <text:p text:style-name="P11"><text:span text:style-name="Source_20_Text"><text:s text:c="8"/></text:span></text:p>
      <text:p text:style-name="P11"><text:span text:style-name="Source_20_Text"><text:s text:c="8"/></text:span><text:span text:style-name="Source_20_Text"><text:span text:style-name="T1">// </text:span></text:span><text:span text:style-name="Source_20_Text"><text:span text:style-name="T3">リロード時間が経過したら</text:span></text:span><text:span text:style-name="Source_20_Text"><text:span text:style-name="T1">IDLE</text:span></text:span><text:span text:style-name="Source_20_Text"><text:span text:style-name="T3">へ</text:span></text:span></text:p>
      <text:p text:style-name="P11"><text:span text:style-name="Source_20_Text"><text:s text:c="8"/></text:span><text:span text:style-name="Source_20_Text"><text:span text:style-name="T1">if (reloadTimer &gt;= RELOAD_TIME) {</text:span></text:span></text:p>
      <text:p text:style-name="P11"><text:span text:style-name="Source_20_Text"><text:s text:c="12"/></text:span><text:span text:style-name="Source_20_Text"><text:span text:style-name="T1">reloadTimer = 0.0f;</text:span></text:span></text:p>
      <text:p text:style-name="P11"><text:span text:style-name="Source_20_Text"><text:s text:c="12"/></text:span><text:span text:style-name="Source_20_Text"><text:span text:style-name="T1">changeState(TowerState::IDLE);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><text:span text:style-name="Source_20_Text"><text:s text:c="4"/></text:span></text:p>
      <text:p text:style-name="P11"><text:soft-page-break/><text:span text:style-name="Source_20_Text"><text:s text:c="4"/></text:span><text:span text:style-name="Source_20_Text"><text:span text:style-name="T1">// </text:span></text:span><text:span text:style-name="Source_20_Text"><text:span text:style-name="T3">デバッグ用ヘルパー</text:span></text:span></text:p>
      <text:p text:style-name="P11"><text:span text:style-name="Source_20_Text"><text:s text:c="4"/></text:span><text:span text:style-name="Source_20_Text"><text:span text:style-name="T1">std::string stateToString(TowerState state) {</text:span></text:span></text:p>
      <text:p text:style-name="P11"><text:span text:style-name="Source_20_Text"><text:s text:c="8"/></text:span><text:span text:style-name="Source_20_Text"><text:span text:style-name="T1">switch (state) {</text:span></text:span></text:p>
      <text:p text:style-name="P11"><text:span text:style-name="Source_20_Text"><text:s text:c="12"/></text:span><text:span text:style-name="Source_20_Text"><text:span text:style-name="T1">case TowerState::IDLE: return "IDLE";</text:span></text:span></text:p>
      <text:p text:style-name="P11"><text:span text:style-name="Source_20_Text"><text:s text:c="12"/></text:span><text:span text:style-name="Source_20_Text"><text:span text:style-name="T1">case TowerState::TARGETING: return "TARGETING";</text:span></text:span></text:p>
      <text:p text:style-name="P11"><text:span text:style-name="Source_20_Text"><text:s text:c="12"/></text:span><text:span text:style-name="Source_20_Text"><text:span text:style-name="T1">case TowerState::ATTACKING: return "ATTACKING";</text:span></text:span></text:p>
      <text:p text:style-name="P11"><text:span text:style-name="Source_20_Text"><text:s text:c="12"/></text:span><text:span text:style-name="Source_20_Text"><text:span text:style-name="T1">case TowerState::RELOAD: return "RELOAD";</text:span></text:span></text:p>
      <text:p text:style-name="P11"><text:span text:style-name="Source_20_Text"><text:s text:c="12"/></text:span><text:span text:style-name="Source_20_Text"><text:span text:style-name="T1">default: return "UNKNOWN";</text:span></text:span></text:p>
      <text:p text:style-name="P11"><text:span text:style-name="Source_20_Text"><text:s text:c="8"/></text:span><text:span text:style-name="Source_20_Text"><text:span text:style-name="T1">}</text:span></text:span></text:p>
      <text:p text:style-name="P11"><text:span text:style-name="Source_20_Text"><text:s text:c="4"/></text:span><text:span text:style-name="Source_20_Text"><text:span text:style-name="T1">}</text:span></text:span></text:p>
      <text:p text:style-name="P11"><text:span text:style-name="Source_20_Text"><text:span text:style-name="T1">};</text:span></text:span></text:p>
      <text:p text:style-name="P11"/>
      <text:p text:style-name="P11"><text:span text:style-name="Source_20_Text"><text:span text:style-name="T1">void testTowerAI() {</text:span></text:span></text:p>
      <text:p text:style-name="P11"><text:span text:style-name="Source_20_Text"><text:s text:c="4"/></text:span><text:span text:style-name="Source_20_Text"><text:span text:style-name="T1">TowerAI tower;</text:span></text:span></text:p>
      <text:p text:style-name="P11"><text:span text:style-name="Source_20_Text"><text:s text:c="4"/></text:span><text:span text:style-name="Source_20_Text"><text:span text:style-name="T1">float dt = 0.5f; // 0.5</text:span></text:span><text:span text:style-name="Source_20_Text"><text:span text:style-name="T3">秒刻みでシミュレーション</text:span></text:span></text:p>
      <text:p text:style-name="P11"/>
      <text:p text:style-name="P11"><text:span text:style-name="Source_20_Text"><text:s text:c="4"/></text:span><text:span text:style-name="Source_20_Text"><text:span text:style-name="T1">// 1. </text:span></text:span><text:span text:style-name="Source_20_Text"><text:span text:style-name="T3">待機中にターゲットが入る</text:span></text:span></text:p>
      <text:p text:style-name="P11"><text:span text:style-name="Source_20_Text"><text:s text:c="4"/></text:span><text:span text:style-name="Source_20_Text"><text:span text:style-name="T1">tower.update(dt, TargetInfo{10.0f, false}); // IDLE</text:span></text:span></text:p>
      <text:p text:style-name="P11"><text:span text:style-name="Source_20_Text"><text:s text:c="4"/></text:span><text:span text:style-name="Source_20_Text"><text:span text:style-name="T1">tower.update(dt, TargetInfo{5.0f, true}); // IDLE -&gt; TARGETING</text:span></text:span></text:p>
      <text:p text:style-name="P11"/>
      <text:p text:style-name="P11"><text:span text:style-name="Source_20_Text"><text:s text:c="4"/></text:span><text:span text:style-name="Source_20_Text"><text:span text:style-name="T1">// 2. </text:span></text:span><text:span text:style-name="Source_20_Text"><text:span text:style-name="T3">ターゲティング継続 </text:span></text:span><text:span text:style-name="Source_20_Text"><text:span text:style-name="T1">(0.5s</text:span></text:span><text:span text:style-name="Source_20_Text"><text:span text:style-name="T3">経過</text:span></text:span><text:span text:style-name="Source_20_Text"><text:span text:style-name="T1">)</text:span></text:span></text:p>
      <text:p text:style-name="P11"><text:span text:style-name="Source_20_Text"><text:s text:c="4"/></text:span><text:span text:style-name="Source_20_Text"><text:span text:style-name="T1">tower.update(dt, TargetInfo{5.0f, true}); </text:span></text:span></text:p>
      <text:p text:style-name="P11"><text:span text:style-name="Source_20_Text"><text:s text:c="4"/></text:span></text:p>
      <text:p text:style-name="P11"><text:span text:style-name="Source_20_Text"><text:s text:c="4"/></text:span><text:span text:style-name="Source_20_Text"><text:span text:style-name="T1">// 3. </text:span></text:span><text:span text:style-name="Source_20_Text"><text:span text:style-name="T3">ターゲティング完了 </text:span></text:span><text:span text:style-name="Source_20_Text"><text:span text:style-name="T1">(1.0s</text:span></text:span><text:span text:style-name="Source_20_Text"><text:span text:style-name="T3">経過</text:span></text:span><text:span text:style-name="Source_20_Text"><text:span text:style-name="T1">) -&gt; ATTACKING</text:span></text:span><text:span text:style-name="Source_20_Text"><text:span text:style-name="T3">へ</text:span></text:span></text:p>
      <text:p text:style-name="P11"><text:span text:style-name="Source_20_Text"><text:s text:c="4"/></text:span><text:span text:style-name="Source_20_Text"><text:span text:style-name="T1">tower.update(dt, TargetInfo{5.0f, true}); // TARGETING -&gt; ATTACKING -&gt; RELOAD</text:span></text:span></text:p>
      <text:p text:style-name="P11"/>
      <text:p text:style-name="P11"><text:span text:style-name="Source_20_Text"><text:s text:c="4"/></text:span><text:span text:style-name="Source_20_Text"><text:span text:style-name="T1">// 4. </text:span></text:span><text:span text:style-name="Source_20_Text"><text:span text:style-name="T3">リロード開始 </text:span></text:span><text:span text:style-name="Source_20_Text"><text:span text:style-name="T1">(2.0s</text:span></text:span><text:span text:style-name="Source_20_Text"><text:span text:style-name="T3">経過するまで他の処理は不可</text:span></text:span><text:span text:style-name="Source_20_Text"><text:span text:style-name="T1">)</text:span></text:span></text:p>
      <text:p text:style-name="P11"><text:span text:style-name="Source_20_Text"><text:s text:c="4"/></text:span><text:span text:style-name="Source_20_Text"><text:span text:style-name="T1">tower.update(dt, TargetInfo{5.0f, true}); // RELOAD (0.5s)</text:span></text:span></text:p>
      <text:p text:style-name="P11"><text:span text:style-name="Source_20_Text"><text:s text:c="4"/></text:span><text:span text:style-name="Source_20_Text"><text:span text:style-name="T1">tower.update(dt, TargetInfo{5.0f, true}); // RELOAD (1.0s)</text:span></text:span></text:p>
      <text:p text:style-name="P11"><text:span text:style-name="Source_20_Text"><text:s text:c="4"/></text:span><text:span text:style-name="Source_20_Text"><text:span text:style-name="T1">tower.update(dt, TargetInfo{5.0f, true}); // RELOAD (1.5s)</text:span></text:span></text:p>
      <text:p text:style-name="P11"><text:span text:style-name="Source_20_Text"><text:s text:c="4"/></text:span><text:span text:style-name="Source_20_Text"><text:span text:style-name="T1">tower.update(dt, TargetInfo{5.0f, true}); // RELOAD (2.0s) -&gt; IDLE</text:span></text:span><text:span text:style-name="Source_20_Text"><text:span text:style-name="T3">へ</text:span></text:span></text:p>
      <text:p text:style-name="P11"/>
      <text:p text:style-name="P11"><text:span text:style-name="Source_20_Text"><text:s text:c="4"/></text:span><text:span text:style-name="Source_20_Text"><text:span text:style-name="T1">// 5. </text:span></text:span><text:span text:style-name="Source_20_Text"><text:span text:style-name="T3">ターゲットが範囲外に出る</text:span></text:span></text:p>
      <text:p text:style-name="P11"><text:span text:style-name="Source_20_Text"><text:s text:c="4"/></text:span><text:span text:style-name="Source_20_Text"><text:span text:style-name="T1">tower.update(dt, TargetInfo{50.0f, false}); // IDLE</text:span></text:span></text:p>
      <text:p text:style-name="P11"><text:span text:style-name="Source_20_Text"><text:span text:style-name="T1">}</text:span></text:span></text:p>
      <text:p text:style-name="P11"/>
      <text:p text:style-name="P11"><text:span text:style-name="Source_20_Text"><text:span text:style-name="T1">// int main() {</text:span></text:span></text:p>
      <text:p text:style-name="P11"><text:span text:style-name="Source_20_Text"><text:span text:style-name="T1">// <text:s text:c="4"/>testTowerAI();</text:span></text:span></text:p>
      <text:p text:style-name="P11"><text:span text:style-name="Source_20_Text"><text:span text:style-name="T1">// <text:s text:c="4"/>return 0;</text:span></text:span></text:p>
      <text:p text:style-name="P11"><text:span text:style-name="Source_20_Text"><text:span text:style-name="T1">// }</text:span></text:span></text:p>
      <text:p text:style-name="P2"><text:span text:style-name="T3">この</text:span><text:span text:style-name="T1">2</text:span><text:span text:style-name="T3">つの問題は、単なるアルゴリズムの知識だけでなく、</text:span><text:span text:style-name="T1">**</text:span><text:span text:style-name="T3">「メモリ管理を意識した複雑なデータ構造の実装」</text:span><text:span text:style-name="T4">と</text:span><text:span text:style-name="T3">「複数の制約と優先度を持つゲームロジックのオブジェクト指向的な設計」</text:span><text:span text:style-name="T1">**</text:span><text:span text:style-name="T3">を問うものであり、「上級」の定義に最も合致すると言えます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ＭＳ Ｐゴシック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5$Win32 OpenOffice.org_project/4115m2$Build-9813</meta:generator>
    <dc:date>2025-12-08T10:15:51.88</dc:date>
    <meta:document-statistic meta:table-count="0" meta:image-count="0" meta:object-count="0" meta:page-count="8" meta:paragraph-count="300" meta:word-count="3108" meta:character-count="9676"/>
    <dc:creator>miyawaki hidenori</dc:creator>
    <meta:user-defined meta:name="Info 1"/>
    <meta:user-defined meta:name="Info 2"/>
    <meta:user-defined meta:name="Info 3"/>
    <meta:user-defined meta:name="Info 4"/>
  </office:meta>
</office:document-meta>
</file>